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48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48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48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15</text:p>
          </draw:text-box>
        </draw:frame>
        <draw:frame presentation:style-name="pr2" draw:text-style-name="P2" draw:layer="layout" svg:width="25.199cm" svg:height="2.665cm" svg:x="1.471cm" svg:y="4.826cm" presentation:class="subtitle" presentation:user-transformed="true">
          <draw:text-box>
            <text:p text:style-name="P1"><text:span text:style-name="T1">Type and Array</text:span></text:p>
          </draw:text-box>
        </draw:frame>
        <draw:frame presentation:style-name="pr3" draw:text-style-name="P3" draw:layer="layout" svg:width="25.199cm" svg:height="2.157cm" svg:x="1.221cm" svg:y="10.418cm">
          <draw:text-box>
            <text:p><text:span text:style-name="T2">Mohd Saufy Rohmad</text:span></text:p>
            <text:p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p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ype is an enumeration that has an ordered set of values. </text:p>
              </text:list-item>
              <text:list-item>
                <text:p>Therefore its easier to call those values whenever the type is declared.</text:p>
              </text:list-item>
              <text:list-item>
                <text:p>The package Standard contains declarations of several predefined enumeration types: BIT, BOOLEAN, CHARACTER, SEVERITY_LEVEL, FILE_OPEN_KIND and FILE_OPEN_STATUS. </text:p>
              </text:list-item>
              <text:list-item>
                <text:p>Apart from that the package Std_Logic_1164 defines another enumeration type, STD_ULOGIC. </text:p>
              </text:list-item>
              <text:list-item>
                <text:p>Some of those predefined enumeration is declared a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p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ype severity_level is (note, warning, error, failure); </text:p>
              </text:list-item>
              <text:list-item>
                <text:p>type boolean is (false, true); type bit is ('0', '1');</text:p>
              </text:list-item>
              <text:list-item>
                <text:p>You can declare your own types also. </text:p>
              </text:list-item>
              <text:list-item>
                <text:p>For example,type logic_level is (unknown, low, undriven, high); </text:p>
              </text:list-item>
              <text:list-item>
                <text:p>type alu_function is (disable, pass, add, subtract, multiply, divide);</text:p>
              </text:list-item>
              <text:list-item>
                <text:p>A literal cant appear in a type twice, for example,</text:p>
              </text:list-item>
              <text:list-item>
                <text:p>type NotGood is (X, '0', '1', X); -- illegal</text:p>
              </text:list-item>
              <text:list-item>
                <text:p>- is illegal, because X appeared twic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ubtype distinguishes a subset of values of some type.</text:p>
              </text:list-item>
              <text:list-item>
                <text:p>There are two predefined subtypes specified in the package STANDARD: natural and positive. Both are subtypes of the type INTEGER. The package Std_Logic_1164 also contains declarations of subtypes, which are constrained subtypes of the Std_Logic: X01, X01Z, UX01, and UX01Z.</text:p>
              </text:list-item>
              <text:list-item>
                <text:p>For example, subtype DIGITS is INTEGER range 0 to 9;</text:p>
              </text:list-item>
              <text:list-item>
                <text:p>INTEGER is a predefined type and the subtype DIGITS will constrain the type to ten values only, reducing the size of registers if the specification is synthesiz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By now, you are probably wondering how to use array in VHDL.</text:p>
              </text:list-item>
              <text:list-item>
                <text:p>Any array first have to be declared as a type, for example,</text:p>
              </text:list-item>
              <text:list-item>
                <text:p>type input_data_type is array(1 to 4) of std_logic_vector(7 downto 0);</text:p>
              </text:list-item>
              <text:list-item>
                <text:p>Here, we declared an array called input_data_type. The array has 4 elements, declared as (1 to 4). The 4 elements are all std_logic_vectors of 8-bi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y now, you are probably wondering how to use array in VHDL.</text:p>
              </text:list-item>
              <text:list-item>
                <text:p>Any array first have to be declared as a type, for example,</text:p>
              </text:list-item>
              <text:list-item>
                <text:p>type input_data_type is array(1 to 4) of std_logic_vector(7 downto 0);</text:p>
              </text:list-item>
              <text:list-item>
                <text:p>Here, we declared an array called input_data_type. </text:p>
              </text:list-item>
              <text:list-item>
                <text:p>The array has 4 elements, declared as (1 to 4). </text:p>
              </text:list-item>
              <text:list-item>
                <text:p>The 4 elements are all std_logic_vectors of 8-bi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 Declaration and Acces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e have seen how to declare an array with a type. </text:p>
              </text:list-item>
              <text:list-item>
                <text:p>So how do we use the types and arrays in a VHDL entity?</text:p>
              </text:list-item>
              <text:list-item>
                <text:p>The types can be declared in the same place where signals and components are declared. For example,</text:p>
                <text:p>architecture synth of ram_array is</text:p>
                <text:p>type mem_array is array(7 downto 0) of <text:s/>STD_LOGIC_VECTOR(31 downto 0);</text:p>
                <text:p>signal mem: mem_array;</text:p>
                <text:p>signal RDataxDR: STD_LOGIC_VECTOR(31 downto 0);</text:p>
                <text:p>begin</text:p>
                <text:p>RDataxDR &lt;= mem(to_integer(RAdrxR)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Array Declaration and Access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3">
              <text:list-item>
                <text:p>This is a VHDL code snippet that shows how to declare the array. </text:p>
              </text:list-item>
              <text:list-item>
                <text:p>The array is declared first as a type where the size of the array (which is 7 downto 0, i.e. 8) and the size of the elements (which is 31 downto 0, i.e. 32 bits) are declared.</text:p>
              </text:list-item>
              <text:list-item>
                <text:p>After declaring the array type, we have to assign it to some signal. </text:p>
              </text:list-item>
              <text:list-item>
                <text:p>You can think of it as, we created a signal type first, like std_logic. </text:p>
              </text:list-item>
              <text:list-item>
                <text:p>Then we are assigning a signal with this type. </text:p>
              </text:list-item>
              <text:list-item>
                <text:p>Here the signal is mem.</text:p>
              </text:list-item>
              <text:list-item>
                <text:p>Similar to many other programming language, the elements of the mem can be accessed as mem(1), mem(2) etc. </text:p>
              </text:list-item>
              <text:list-item>
                <text:p>However the output RDataxDR and the size of each element of the mem (32-bits here) has to mat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524cm" svg:y="6.35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4T20:18:40.286957230</meta:creation-date>
    <dc:date>2023-06-04T23:17:43.142418620</dc:date>
    <meta:editing-duration>PT12M54S</meta:editing-duration>
    <meta:editing-cycles>2</meta:editing-cycles>
    <meta:generator>LibreOffice/6.4.7.2$Linux_X86_64 LibreOffice_project/40$Build-2</meta:generator>
    <meta:document-statistic meta:object-count="57"/>
  </office:meta>
</office:document-meta>
</file>